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4.249cm" style:rel-column-width="16383*"/>
    </style:style>
    <style:style style:name="Tableau3.D" style:family="table-column">
      <style:table-column-properties style:column-width="4.251cm" style:rel-column-width="16386*"/>
    </style:style>
    <style:style style:name="Tableau3.1" style:family="table-row">
      <style:table-row-properties fo:background-color="transparent" style:keep-together="true" fo:keep-together="auto">
        <style:background-image/>
      </style:table-row-properties>
    </style:style>
    <style:style style:name="Tableau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eau3.D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eau2" style:family="table">
      <style:table-properties style:width="16.992cm" table:align="left"/>
    </style:style>
    <style:style style:name="Tableau2.A" style:family="table-column">
      <style:table-column-properties style:column-width="2.979cm"/>
    </style:style>
    <style:style style:name="Tableau2.B" style:family="table-column">
      <style:table-column-properties style:column-width="3.018cm"/>
    </style:style>
    <style:style style:name="Tableau2.C" style:family="table-column">
      <style:table-column-properties style:column-width="1.489cm"/>
    </style:style>
    <style:style style:name="Tableau2.D" style:family="table-column">
      <style:table-column-properties style:column-width="9.506cm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D1" style:family="table-cell">
      <style:table-cell-properties fo:padding="0.097cm" fo:border="0.002cm solid #000000"/>
    </style:style>
    <style:style style:name="P1" style:family="paragraph" style:parent-style-name="Standard">
      <style:paragraph-properties fo:line-height="100%"/>
      <style:text-properties style:font-name="Times New Roman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line-height="100%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line-height="100%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5.398cm"/>
          <style:tab-stop style:position="9.624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  <style:tab-stop style:position="16.19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Table_20_Contents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line-height="100%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able_20_Contents">
      <style:paragraph-properties fo:margin-left="0cm" fo:margin-right="0cm" fo:line-height="100%" fo:text-indent="0cm" style:auto-text-indent="false">
        <style:tab-stops>
          <style:tab-stop style:position="0.501cm"/>
          <style:tab-stop style:position="1cm"/>
          <style:tab-stop style:position="1.501cm"/>
          <style:tab-stop style:position="2.002cm"/>
          <style:tab-stop style:position="2.501cm"/>
          <style:tab-stop style:position="3.002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3cm"/>
          <style:tab-stop style:position="6.502cm"/>
          <style:tab-stop style:position="7.003cm"/>
          <style:tab-stop style:position="7.502cm"/>
          <style:tab-stop style:position="8.001cm"/>
          <style:tab-stop style:position="8.502cm"/>
          <style:tab-stop style:position="9.001cm"/>
          <style:tab-stop style:position="11.003cm"/>
          <style:tab-stop style:position="11.502cm"/>
          <style:tab-stop style:position="12.002cm"/>
          <style:tab-stop style:position="12.502cm"/>
          <style:tab-stop style:position="13.002cm"/>
          <style:tab-stop style:position="13.503cm"/>
          <style:tab-stop style:position="14.004cm"/>
          <style:tab-stop style:position="14.503cm"/>
          <style:tab-stop style:position="15.004cm"/>
          <style:tab-stop style:position="15.503cm"/>
        </style:tab-stops>
      </style:paragraph-properties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fo:language="fr" fo:country="FR" style:font-name-asian="Times New Roman" style:font-name-complex="Times New Roman" style:language-complex="ar" style:country-complex="SA"/>
    </style:style>
    <style:style style:name="T2" style:family="text">
      <style:text-properties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iste des champs de fusion des rapports</text:h>
      <text:p text:style-name="P1"/>
      <text:p text:style-name="P1"/>
      <text:h text:style-name="Heading_20_2" text:outline-level="2">Informations du dossier:</text:h>
      <text:p text:style-name="P1"/>
      <text:p text:style-name="P2">Identifiant unique du dossier : {idDossier}</text:p>
      <text:p text:style-name="P2">Type du dossier : {typeDossier}</text:p>
      <text:p text:style-name="P2">Nature du dossier : {natureDossier}</text:p>
      <text:p text:style-name="P2">Objet : {objetDossier}</text:p>
      <text:p text:style-name="P2">Date de création du dossier : {dateCreationDossier}</text:p>
      <text:p text:style-name="P2">Numéro document urbanisme : {numDocUrba}</text:p>
      <text:p text:style-name="P4">Date de dépôt mairie/service instructeur : {dateDepotMairie}</text:p>
      <text:p text:style-name="P4">Date de réception au secrétariat de la commission : {dateDepotSec}</text:p>
      <text:p text:style-name="P2">Date de réception au service rapporteur de la commission : {dateSDIS}</text:p>
      <text:p text:style-name="P2">Date de visite : {dateVisite}</text:p>
      <text:p text:style-name="P2">Date de passage en commission : {dateComm}</text:p>
      <text:p text:style-name="P2">État dossier (Complet/Incomplet) : {etatDossier}</text:p>
      <text:p text:style-name="P2">Hors délai (Oui/Non) : {horsDelai}</text:p>
      <text:p text:style-name="P2">Analyse de risque : {analyseRisque}</text:p>
      <text:p text:style-name="P2">Demandeur du dossier : {demandeurDossier}</text:p>
      <text:p text:style-name="P5">Avis du rapporteur : <text:span text:style-name="T2">{avisDossier}</text:span></text:p>
      <text:p text:style-name="P6">Avis de la commission : {avisDossierCommission}</text:p>
      <text:p text:style-name="P6">Service instructeur : {servInstructeur}</text:p>
      <text:p text:style-name="P6">Descriptif dossier : {descriptifDossier}</text:p>
      <text:p text:style-name="P6">Liste des prévisionnistes du dossier :</text:p>
      <text:p text:style-name="P5">[!-- BEGIN preventionnistes --]{nom} {prenom}[!-- END preventionnistes --]</text:p>
      <text:p text:style-name="P6"/>
      <text:p text:style-name="P6">Lorsque le dossier est incomplet affichage des documents manquant :</text:p>
      <text:p text:style-name="P6">{docManquant}</text:p>
      <text:p text:style-name="P6"/>
      <text:h text:style-name="Heading_20_2" text:outline-level="2">Contacts du dossier </text:h>
      <text:p text:style-name="P7"/>
      <text:p text:style-name="P7">Directeur unique de sécurité :</text:p>
      <text:p text:style-name="P5"><text:tab/>Nom : {nomDus}</text:p>
      <text:p text:style-name="P5"><text:tab/>Prénom : {prenomDus}</text:p>
      <text:p text:style-name="P5"><text:tab/>Numéro de téléphone fixe : {telFixeDus}</text:p>
      <text:p text:style-name="P5"><text:tab/>Numéro de téléphone portable : {telPortDus}</text:p>
      <text:p text:style-name="P5"><text:tab/>Société : {societeDus}</text:p>
      <text:p text:style-name="P5"><text:tab/>Mail : {mailDus}</text:p>
      <text:p text:style-name="P2"/>
      <text:p text:style-name="P2"/>
      <text:p text:style-name="P7">Exploitant :</text:p>
      <text:p text:style-name="P5"><text:tab/>Nom : {nomExploitant}</text:p>
      <text:p text:style-name="P5"><text:tab/>Prénom : {prenomExploitant}</text:p>
      <text:p text:style-name="P5"><text:tab/>Numéro de téléphone fixe : {telFixeExploitant}</text:p>
      <text:p text:style-name="P5"><text:tab/>Numéro de téléphone portable : {telPortExploitant}</text:p>
      <text:p text:style-name="P5"><text:tab/>Société : {societeExploitant}</text:p>
      <text:p text:style-name="P5"><text:tab/>Mail : {mailExploitant}</text:p>
      <text:p text:style-name="P2"><text:soft-page-break/></text:p>
      <text:p text:style-name="P7">Responsable de sécurité :</text:p>
      <text:p text:style-name="P5"><text:tab/>Nom : {nomRespSecu}</text:p>
      <text:p text:style-name="P5"><text:tab/>Prénom : {prenomRespSecu}</text:p>
      <text:p text:style-name="P5"><text:tab/>Numéro de téléphone fixe : {telFixeRespSecu}</text:p>
      <text:p text:style-name="P5"><text:tab/>Numéro de téléphone portable : {telPortRespSecu}</text:p>
      <text:p text:style-name="P5"><text:tab/>Société : {societeRespSecu}</text:p>
      <text:p text:style-name="P5"><text:tab/>Mail : {mailRespSecu}</text:p>
      <text:p text:style-name="P5"/>
      <text:p text:style-name="P7">Propriétaire :</text:p>
      <text:p text:style-name="P5"><text:tab/>Nom : {nomProprio}</text:p>
      <text:p text:style-name="P5"><text:tab/>Prénom : {prenomProprio}</text:p>
      <text:p text:style-name="P5"><text:tab/>Numéro de téléphone fixe : {telFixeProprio}</text:p>
      <text:p text:style-name="P5"><text:tab/>Numéro de téléphone portable : {telPortProprio}</text:p>
      <text:p text:style-name="P5"><text:tab/>Société : {societeProprio}</text:p>
      <text:p text:style-name="P5"><text:tab/>Mail : {mailProprio}</text:p>
      <text:p text:style-name="P5"/>
      <text:p text:style-name="P1"/>
      <text:p text:style-name="P1">Informations de l'entité:</text:p>
      <text:p text:style-name="P2"/>
      <text:p text:style-name="P2">Identifiant unique de l'entité : {numWinPrev}</text:p>
      <text:p text:style-name="P2">Commune de l'entité : {communeEtab}</text:p>
      <text:p text:style-name="P2">Libellé de l'entité : {etablissementLibelle}</text:p>
      <text:p text:style-name="P2">Adresse de l'entité : {etablissementAdresse}</text:p>
      <text:p text:style-name="P2">Numéro de téléphone de l'entité : {numTelEtab}</text:p>
      <text:p text:style-name="P2">Numéro de fax de l'entité : {numFaxEtab}</text:p>
      <text:p text:style-name="P2">Activité principale de l'entité : {activiteP}</text:p>
      <text:p text:style-name="P2">Type principal de l'entité : {typeLettreP}</text:p>
      <text:p text:style-name="P2">Activité(s) secondaire(s) de l'entité : <text:span text:style-name="T1">{activiteS}</text:span></text:p>
      <text:p text:style-name="P2">Type(s) secondaire(s) de l'entité : {typeLettreS}</text:p>
      <text:p text:style-name="P2">Effectif public de l'entité : <text:s/>{numPublic} </text:p>
      <text:p text:style-name="P2">Catégorie de l'entité : {categorieEtab}</text:p>
      <text:p text:style-name="P2">Effectif personnel : <text:s/>{numPersonnel}</text:p>
      <text:p text:style-name="P2">Surface totale : {surfaceTotale}</text:p>
      <text:p text:style-name="P2">Surface accessible : {surfaceAccessible}</text:p>
      <text:p text:style-name="P2">Présence d'extinction automatique à eau : {extinctionAuto}</text:p>
      <text:p text:style-name="P2">GN 2 : {gn2}</text:p>
      <text:p text:style-name="P2">GN 3 : {gn3}</text:p>
      <text:p text:style-name="P2"/>
      <text:p text:style-name="P1">Informations du père de l'entité (si entité ERP =&gt; infos Site, si entité Cellule =&gt; infos ERP):</text:p>
      <text:p text:style-name="P2"/>
      <text:p text:style-name="P2">Libellé de l'entité : {etablissementLibelleP}</text:p>
      <text:p text:style-name="P2">Activité principale de l'entité : {activitePPere}</text:p>
      <text:p text:style-name="P2">Type principal de l'entité : {typeLettrePPere}</text:p>
      <text:p text:style-name="P2">Catégorie de l'entité : {categorieEtabPere}</text:p>
      <text:p text:style-name="P2">Présence d'extinction automatique à eau : {extinctionAutoP}</text:p>
      <text:p text:style-name="P2"/>
      <text:p text:style-name="P2"/>
      <text:p text:style-name="P1">Informations de la commission :</text:p>
      <text:p text:style-name="P1"/>
      <text:p text:style-name="P2">Libellé de la commission : {libelle_commission} </text:p>
      <text:p text:style-name="P2">Date de la commission : {date_commEntete}</text:p>
      <text:p text:style-name="P2"><text:soft-page-break/></text:p>
      <text:p text:style-name="P1"/>
      <text:p text:style-name="P1">Liste des textes applicables :</text:p>
      <text:p text:style-name="P2"/>
      <text:p text:style-name="P2">[!-- BEGIN texteAppl --]</text:p>
      <text:p text:style-name="P2">{libelleTexteAppl}</text:p>
      <text:p text:style-name="P2">[!-- END texteAppl --]</text:p>
      <text:p text:style-name="P2"/>
      <text:p text:style-name="P2"/>
      <text:p text:style-name="P1">Liste des documents consultés dans le dossier :</text:p>
      <text:p text:style-name="P1"/>
      <text:p text:style-name="P5">[!-- BEGIN listeDocs --]</text:p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5">{exist}</text:p>
          </table:table-cell>
          <table:table-cell table:style-name="Tableau1.A1" office:value-type="string">
            <text:p text:style-name="P5">{libelledoc}</text:p>
          </table:table-cell>
          <table:table-cell table:style-name="Tableau1.A1" office:value-type="string">
            <text:p text:style-name="P5">{refdoc}</text:p>
          </table:table-cell>
          <table:table-cell table:style-name="Tableau1.D1" office:value-type="string">
            <text:p text:style-name="P5">{datedoc}</text:p>
          </table:table-cell>
        </table:table-row>
      </table:table>
      <text:p text:style-name="P5">[!-- END listeDocs --][!-- BEGIN listeDocsAjout --]</text:p>
      <table:table table:name="Tableau3" table:style-name="Tableau3">
        <table:table-column table:style-name="Tableau3.A" table:number-columns-repeated="3"/>
        <table:table-column table:style-name="Tableau3.D"/>
        <table:table-row table:style-name="Tableau3.1">
          <table:table-cell table:style-name="Tableau3.A1" office:value-type="string">
            <text:p text:style-name="P5">{exist}</text:p>
          </table:table-cell>
          <table:table-cell table:style-name="Tableau3.A1" office:value-type="string">
            <text:p text:style-name="P5">{libelledoc}</text:p>
          </table:table-cell>
          <table:table-cell table:style-name="Tableau3.A1" office:value-type="string">
            <text:p text:style-name="P5">{refdoc}</text:p>
          </table:table-cell>
          <table:table-cell table:style-name="Tableau3.D1" office:value-type="string">
            <text:p text:style-name="P5">{datedoc}</text:p>
          </table:table-cell>
        </table:table-row>
      </table:table>
      <text:p text:style-name="P5">[!-- END listeDocsAjout --] </text:p>
      <text:p text:style-name="P5"/>
      <text:p text:style-name="P5"/>
      <text:p text:style-name="P1">Liste des prescriptions dans le dossier:</text:p>
      <text:p text:style-name="P2"/>
      <text:p text:style-name="P5">[!-- BEGIN listePrescription --]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8">{texte}</text:p>
          </table:table-cell>
          <table:table-cell table:style-name="Tableau2.A1" office:value-type="string">
            <text:p text:style-name="P8">{article}</text:p>
          </table:table-cell>
          <table:table-cell table:style-name="Tableau2.A1" office:value-type="string">
            <text:p text:style-name="P8">{num}</text:p>
          </table:table-cell>
          <table:table-cell table:style-name="Tableau2.D1" office:value-type="string">
            <text:p text:style-name="P8">{libelle}</text:p>
          </table:table-cell>
        </table:table-row>
      </table:table>
      <text:p text:style-name="P5">[!-- END listePrescription --]</text:p>
      <text:p text:style-name="P5"/>
      <text:p text:style-name="P8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e_20_courant" style:display-name="Texte courant" style:family="paragraph" style:parent-style-name="Standard" style:class="extra">
      <style:paragraph-properties fo:margin="100%" fo:margin-left="0cm" fo:margin-right="0cm" fo:margin-top="0cm" fo:margin-bottom="0cm" style:line-spacing="0.15cm" fo:text-indent="0cm" style:auto-text-indent="false">
        <style:tab-stops>
          <style:tab-stop style:position="5.429cm"/>
          <style:tab-stop style:position="10.114cm"/>
          <style:tab-stop style:position="11.792cm"/>
        </style:tab-stops>
      </style:paragraph-properties>
      <style:text-properties style:font-name="Arial" fo:font-size="10.5pt" style:font-size-asian="10.5pt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7T15:35:24.75</meta:creation-date>
    <dc:date>2014-01-27T16:44:56.86</dc:date>
    <meta:editing-duration>PT2H6M11S</meta:editing-duration>
    <meta:editing-cycles>88</meta:editing-cycles>
    <meta:generator>OpenOffice/4.0.1$Win32 OpenOffice.org_project/401m5$Build-9714</meta:generator>
    <dc:creator>Rémi Kinowski</dc:creator>
    <meta:document-statistic meta:table-count="3" meta:image-count="0" meta:object-count="0" meta:page-count="3" meta:paragraph-count="105" meta:word-count="493" meta:character-count="3541"/>
  </office:meta>
</office:document-meta>
</file>